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41">
      <style:table-cell-properties fo:background-color="transparent" fo:border="0.06pt solid #000000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41">
      <style:table-cell-properties fo:background-color="transparent" fo:border="none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Representação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5" table:default-cell-style-name="ce1"/>
        <table:table-column table:style-name="co1" table:number-columns-repeated="3" table:default-cell-style-name="ce12"/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2] + ([.C$1] * BLOCO) + (0 * BLOCO * SEMANA)" office:value-type="float" office:value="0" calcext:value-type="float">
            <text:p>0</text:p>
          </table:table-cell>
          <table:table-cell table:formula="of:=[.$B2] + ([.D$1] * BLOCO) + (0 * BLOCO * SEMANA)" office:value-type="float" office:value="3" calcext:value-type="float">
            <text:p>3</text:p>
          </table:table-cell>
          <table:table-cell table:formula="of:=[.$B2] + ([.E$1] * BLOCO) + (0 * BLOCO * SEMANA)" office:value-type="float" office:value="6" calcext:value-type="float">
            <text:p>6</text:p>
          </table:table-cell>
          <table:table-cell table:style-name="ce6" table:formula="of:=[.$B2] + ([.F$1] * BLOCO) + (0 * BLOCO * SEMANA)" office:value-type="float" office:value="9" calcext:value-type="float">
            <text:p>9</text:p>
          </table:table-cell>
          <table:table-cell table:style-name="ce6" table:formula="of:=[.$B2] + ([.G$1] * BLOCO) + (0 * BLOCO * SEMANA)" office:value-type="float" office:value="12" calcext:value-type="float">
            <text:p>12</text:p>
          </table:table-cell>
          <table:table-cell table:style-name="ce6" table:formula="of:=[.$B2] + ([.H$1] * BLOCO) + (0 * BLOCO * SEMANA)" office:value-type="float" office:value="15" calcext:value-type="float">
            <text:p>15</text:p>
          </table:table-cell>
          <table:table-cell table:style-name="ce6" table:formula="of:=[.$B2] + ([.I$1] * BLOCO) + (0 * BLOCO * SEMANA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3] + ([.C$1] * BLOCO) + (0 * BLOCO * SEMANA)" office:value-type="float" office:value="1" calcext:value-type="float">
            <text:p>1</text:p>
          </table:table-cell>
          <table:table-cell table:formula="of:=[.$B3] + ([.D$1] * BLOCO) + (0 * BLOCO * SEMANA)" office:value-type="float" office:value="4" calcext:value-type="float">
            <text:p>4</text:p>
          </table:table-cell>
          <table:table-cell table:formula="of:=[.$B3] + ([.E$1] * BLOCO) + (0 * BLOCO * SEMANA)" office:value-type="float" office:value="7" calcext:value-type="float">
            <text:p>7</text:p>
          </table:table-cell>
          <table:table-cell table:style-name="ce6" table:formula="of:=[.$B3] + ([.F$1] * BLOCO) + (0 * BLOCO * SEMANA)" office:value-type="float" office:value="10" calcext:value-type="float">
            <text:p>10</text:p>
          </table:table-cell>
          <table:table-cell table:style-name="ce6" table:formula="of:=[.$B3] + ([.G$1] * BLOCO) + (0 * BLOCO * SEMANA)" office:value-type="float" office:value="13" calcext:value-type="float">
            <text:p>13</text:p>
          </table:table-cell>
          <table:table-cell table:style-name="ce6" table:formula="of:=[.$B3] + ([.H$1] * BLOCO) + (0 * BLOCO * SEMANA)" office:value-type="float" office:value="16" calcext:value-type="float">
            <text:p>16</text:p>
          </table:table-cell>
          <table:table-cell table:style-name="ce6" table:formula="of:=[.$B3] + ([.I$1] * BLOCO) + (0 * BLOCO * SEMANA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4] + ([.C$1] * BLOCO) + (0 * BLOCO * SEMANA)" office:value-type="float" office:value="2" calcext:value-type="float">
            <text:p>2</text:p>
          </table:table-cell>
          <table:table-cell table:formula="of:=[.$B4] + ([.D$1] * BLOCO) + (0 * BLOCO * SEMANA)" office:value-type="float" office:value="5" calcext:value-type="float">
            <text:p>5</text:p>
          </table:table-cell>
          <table:table-cell table:formula="of:=[.$B4] + ([.E$1] * BLOCO) + (0 * BLOCO * SEMANA)" office:value-type="float" office:value="8" calcext:value-type="float">
            <text:p>8</text:p>
          </table:table-cell>
          <table:table-cell table:style-name="ce6" table:formula="of:=[.$B4] + ([.F$1] * BLOCO) + (0 * BLOCO * SEMANA)" office:value-type="float" office:value="11" calcext:value-type="float">
            <text:p>11</text:p>
          </table:table-cell>
          <table:table-cell table:style-name="ce6" table:formula="of:=[.$B4] + ([.G$1] * BLOCO) + (0 * BLOCO * SEMANA)" office:value-type="float" office:value="14" calcext:value-type="float">
            <text:p>14</text:p>
          </table:table-cell>
          <table:table-cell table:style-name="ce6" table:formula="of:=[.$B4] + ([.H$1] * BLOCO) + (0 * BLOCO * SEMANA)" office:value-type="float" office:value="17" calcext:value-type="float">
            <text:p>17</text:p>
          </table:table-cell>
          <table:table-cell table:style-name="ce6" table:formula="of:=[.$B4] + ([.I$1] * BLOCO) + (0 * BLOCO * SEMANA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6] + ([.C$1] * BLOCO) + (1 * BLOCO * SEMANA)" office:value-type="float" office:value="21" calcext:value-type="float">
            <text:p>21</text:p>
          </table:table-cell>
          <table:table-cell table:formula="of:=[.$B6] + ([.D$1] * BLOCO) + (1 * BLOCO * SEMANA)" office:value-type="float" office:value="24" calcext:value-type="float">
            <text:p>24</text:p>
          </table:table-cell>
          <table:table-cell table:formula="of:=[.$B6] + ([.E$1] * BLOCO) + (1 * BLOCO * SEMANA)" office:value-type="float" office:value="27" calcext:value-type="float">
            <text:p>27</text:p>
          </table:table-cell>
          <table:table-cell table:style-name="ce6" table:formula="of:=[.$B6] + ([.F$1] * BLOCO) + (1 * BLOCO * SEMANA)" office:value-type="float" office:value="30" calcext:value-type="float">
            <text:p>30</text:p>
          </table:table-cell>
          <table:table-cell table:style-name="ce6" table:formula="of:=[.$B6] + ([.G$1] * BLOCO) + (1 * BLOCO * SEMANA)" office:value-type="float" office:value="33" calcext:value-type="float">
            <text:p>33</text:p>
          </table:table-cell>
          <table:table-cell table:style-name="ce6" table:formula="of:=[.$B6] + ([.H$1] * BLOCO) + (1 * BLOCO * SEMANA)" office:value-type="float" office:value="36" calcext:value-type="float">
            <text:p>36</text:p>
          </table:table-cell>
          <table:table-cell table:style-name="ce6" table:formula="of:=[.$B6] + ([.I$1] * BLOCO) + (1 * BLOCO * SEMANA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7] + ([.C$1] * BLOCO) + (1 * BLOCO * SEMANA)" office:value-type="float" office:value="22" calcext:value-type="float">
            <text:p>22</text:p>
          </table:table-cell>
          <table:table-cell table:formula="of:=[.$B7] + ([.D$1] * BLOCO) + (1 * BLOCO * SEMANA)" office:value-type="float" office:value="25" calcext:value-type="float">
            <text:p>25</text:p>
          </table:table-cell>
          <table:table-cell table:formula="of:=[.$B7] + ([.E$1] * BLOCO) + (1 * BLOCO * SEMANA)" office:value-type="float" office:value="28" calcext:value-type="float">
            <text:p>28</text:p>
          </table:table-cell>
          <table:table-cell table:style-name="ce6" table:formula="of:=[.$B7] + ([.F$1] * BLOCO) + (1 * BLOCO * SEMANA)" office:value-type="float" office:value="31" calcext:value-type="float">
            <text:p>31</text:p>
          </table:table-cell>
          <table:table-cell table:style-name="ce6" table:formula="of:=[.$B7] + ([.G$1] * BLOCO) + (1 * BLOCO * SEMANA)" office:value-type="float" office:value="34" calcext:value-type="float">
            <text:p>34</text:p>
          </table:table-cell>
          <table:table-cell table:style-name="ce6" table:formula="of:=[.$B7] + ([.H$1] * BLOCO) + (1 * BLOCO * SEMANA)" office:value-type="float" office:value="37" calcext:value-type="float">
            <text:p>37</text:p>
          </table:table-cell>
          <table:table-cell table:style-name="ce6" table:formula="of:=[.$B7] + ([.I$1] * BLOCO) + (1 * BLOCO * SEMANA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8] + ([.C$1] * BLOCO) + (1 * BLOCO * SEMANA)" office:value-type="float" office:value="23" calcext:value-type="float">
            <text:p>23</text:p>
          </table:table-cell>
          <table:table-cell table:formula="of:=[.$B8] + ([.D$1] * BLOCO) + (1 * BLOCO * SEMANA)" office:value-type="float" office:value="26" calcext:value-type="float">
            <text:p>26</text:p>
          </table:table-cell>
          <table:table-cell table:formula="of:=[.$B8] + ([.E$1] * BLOCO) + (1 * BLOCO * SEMANA)" office:value-type="float" office:value="29" calcext:value-type="float">
            <text:p>29</text:p>
          </table:table-cell>
          <table:table-cell table:style-name="ce6" table:formula="of:=[.$B8] + ([.F$1] * BLOCO) + (1 * BLOCO * SEMANA)" office:value-type="float" office:value="32" calcext:value-type="float">
            <text:p>32</text:p>
          </table:table-cell>
          <table:table-cell table:style-name="ce6" table:formula="of:=[.$B8] + ([.G$1] * BLOCO) + (1 * BLOCO * SEMANA)" office:value-type="float" office:value="35" calcext:value-type="float">
            <text:p>35</text:p>
          </table:table-cell>
          <table:table-cell table:style-name="ce6" table:formula="of:=[.$B8] + ([.H$1] * BLOCO) + (1 * BLOCO * SEMANA)" office:value-type="float" office:value="38" calcext:value-type="float">
            <text:p>38</text:p>
          </table:table-cell>
          <table:table-cell table:style-name="ce6" table:formula="of:=[.$B8] + ([.I$1] * BLOCO) + (1 * BLOCO * SEMANA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loco + (semana * tamanhoBloco) + (camada * tamanhoBloco * SEMANA)</text:p>
          </table:table-cell>
          <table:covered-table-cell table:number-columns-repeated="7" table:style-name="ce9"/>
          <table:table-cell table:style-name="ce3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Bloco</text:p>
          </table:table-cell>
          <table:table-cell table:style-name="ce5" office:value-type="string" calcext:value-type="string">
            <text:p>Semana</text:p>
          </table:table-cell>
          <table:table-cell/>
          <table:table-cell table:style-name="ce7" office:value-type="string" calcext:value-type="string">
            <text:p>SEMANA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QUOTIENT([.B13];TAMANHO)" office:value-type="float" office:value="0" calcext:value-type="float">
            <text:p>0</text:p>
          </table:table-cell>
          <table:table-cell table:formula="of:=MOD(MOD([.B13];TAMANHO);BLOCO)" office:value-type="float" office:value="0" calcext:value-type="float">
            <text:p>0</text:p>
          </table:table-cell>
          <table:table-cell table:formula="of:=QUOTIENT(MOD([.B13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LOC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OTIENT([.B14];TAMANHO)" office:value-type="float" office:value="0" calcext:value-type="float">
            <text:p>0</text:p>
          </table:table-cell>
          <table:table-cell table:formula="of:=MOD(MOD([.B14];TAMANHO);BLOCO)" office:value-type="float" office:value="1" calcext:value-type="float">
            <text:p>1</text:p>
          </table:table-cell>
          <table:table-cell table:formula="of:=QUOTIENT(MOD([.B14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AMAD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OTIENT([.B15];TAMANHO)" office:value-type="float" office:value="0" calcext:value-type="float">
            <text:p>0</text:p>
          </table:table-cell>
          <table:table-cell table:formula="of:=MOD(MOD([.B15];TAMANHO);BLOCO)" office:value-type="float" office:value="2" calcext:value-type="float">
            <text:p>2</text:p>
          </table:table-cell>
          <table:table-cell table:formula="of:=QUOTIENT(MOD([.B15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TAMANHO</text:p>
          </table:table-cell>
          <table:table-cell table:style-name="ce9" table:formula="of:=BLOCO*SEMANA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OTIENT([.B16];TAMANHO)" office:value-type="float" office:value="0" calcext:value-type="float">
            <text:p>0</text:p>
          </table:table-cell>
          <table:table-cell table:formula="of:=MOD(MOD([.B16];TAMANHO);BLOCO)" office:value-type="float" office:value="0" calcext:value-type="float">
            <text:p>0</text:p>
          </table:table-cell>
          <table:table-cell table:formula="of:=QUOTIENT(MOD([.B16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OTIENT([.B17];TAMANHO)" office:value-type="float" office:value="0" calcext:value-type="float">
            <text:p>0</text:p>
          </table:table-cell>
          <table:table-cell table:formula="of:=MOD(MOD([.B17];TAMANHO);BLOCO)" office:value-type="float" office:value="1" calcext:value-type="float">
            <text:p>1</text:p>
          </table:table-cell>
          <table:table-cell table:formula="of:=QUOTIENT(MOD([.B1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QUOTIENT([.B18];TAMANHO)" office:value-type="float" office:value="0" calcext:value-type="float">
            <text:p>0</text:p>
          </table:table-cell>
          <table:table-cell table:formula="of:=MOD(MOD([.B18];TAMANHO);BLOCO)" office:value-type="float" office:value="2" calcext:value-type="float">
            <text:p>2</text:p>
          </table:table-cell>
          <table:table-cell table:formula="of:=QUOTIENT(MOD([.B1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QUOTIENT([.B19];TAMANHO)" office:value-type="float" office:value="0" calcext:value-type="float">
            <text:p>0</text:p>
          </table:table-cell>
          <table:table-cell table:formula="of:=MOD(MOD([.B19];TAMANHO);BLOCO)" office:value-type="float" office:value="0" calcext:value-type="float">
            <text:p>0</text:p>
          </table:table-cell>
          <table:table-cell table:formula="of:=QUOTIENT(MOD([.B19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QUOTIENT([.B20];TAMANHO)" office:value-type="float" office:value="0" calcext:value-type="float">
            <text:p>0</text:p>
          </table:table-cell>
          <table:table-cell table:formula="of:=MOD(MOD([.B20];TAMANHO);BLOCO)" office:value-type="float" office:value="1" calcext:value-type="float">
            <text:p>1</text:p>
          </table:table-cell>
          <table:table-cell table:formula="of:=QUOTIENT(MOD([.B20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QUOTIENT([.B21];TAMANHO)" office:value-type="float" office:value="0" calcext:value-type="float">
            <text:p>0</text:p>
          </table:table-cell>
          <table:table-cell table:formula="of:=MOD(MOD([.B21];TAMANHO);BLOCO)" office:value-type="float" office:value="2" calcext:value-type="float">
            <text:p>2</text:p>
          </table:table-cell>
          <table:table-cell table:formula="of:=QUOTIENT(MOD([.B21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QUOTIENT([.B22];TAMANHO)" office:value-type="float" office:value="0" calcext:value-type="float">
            <text:p>0</text:p>
          </table:table-cell>
          <table:table-cell table:formula="of:=MOD(MOD([.B22];TAMANHO);BLOCO)" office:value-type="float" office:value="0" calcext:value-type="float">
            <text:p>0</text:p>
          </table:table-cell>
          <table:table-cell table:formula="of:=QUOTIENT(MOD([.B22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QUOTIENT([.B23];TAMANHO)" office:value-type="float" office:value="0" calcext:value-type="float">
            <text:p>0</text:p>
          </table:table-cell>
          <table:table-cell table:formula="of:=MOD(MOD([.B23];TAMANHO);BLOCO)" office:value-type="float" office:value="1" calcext:value-type="float">
            <text:p>1</text:p>
          </table:table-cell>
          <table:table-cell table:formula="of:=QUOTIENT(MOD([.B23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QUOTIENT([.B24];TAMANHO)" office:value-type="float" office:value="0" calcext:value-type="float">
            <text:p>0</text:p>
          </table:table-cell>
          <table:table-cell table:formula="of:=MOD(MOD([.B24];TAMANHO);BLOCO)" office:value-type="float" office:value="2" calcext:value-type="float">
            <text:p>2</text:p>
          </table:table-cell>
          <table:table-cell table:formula="of:=QUOTIENT(MOD([.B24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QUOTIENT([.B25];TAMANHO)" office:value-type="float" office:value="0" calcext:value-type="float">
            <text:p>0</text:p>
          </table:table-cell>
          <table:table-cell table:formula="of:=MOD(MOD([.B25];TAMANHO);BLOCO)" office:value-type="float" office:value="0" calcext:value-type="float">
            <text:p>0</text:p>
          </table:table-cell>
          <table:table-cell table:formula="of:=QUOTIENT(MOD([.B25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QUOTIENT([.B26];TAMANHO)" office:value-type="float" office:value="0" calcext:value-type="float">
            <text:p>0</text:p>
          </table:table-cell>
          <table:table-cell table:formula="of:=MOD(MOD([.B26];TAMANHO);BLOCO)" office:value-type="float" office:value="1" calcext:value-type="float">
            <text:p>1</text:p>
          </table:table-cell>
          <table:table-cell table:formula="of:=QUOTIENT(MOD([.B26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QUOTIENT([.B27];TAMANHO)" office:value-type="float" office:value="0" calcext:value-type="float">
            <text:p>0</text:p>
          </table:table-cell>
          <table:table-cell table:formula="of:=MOD(MOD([.B27];TAMANHO);BLOCO)" office:value-type="float" office:value="2" calcext:value-type="float">
            <text:p>2</text:p>
          </table:table-cell>
          <table:table-cell table:formula="of:=QUOTIENT(MOD([.B27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QUOTIENT([.B28];TAMANHO)" office:value-type="float" office:value="0" calcext:value-type="float">
            <text:p>0</text:p>
          </table:table-cell>
          <table:table-cell table:formula="of:=MOD(MOD([.B28];TAMANHO);BLOCO)" office:value-type="float" office:value="0" calcext:value-type="float">
            <text:p>0</text:p>
          </table:table-cell>
          <table:table-cell table:formula="of:=QUOTIENT(MOD([.B28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QUOTIENT([.B29];TAMANHO)" office:value-type="float" office:value="0" calcext:value-type="float">
            <text:p>0</text:p>
          </table:table-cell>
          <table:table-cell table:formula="of:=MOD(MOD([.B29];TAMANHO);BLOCO)" office:value-type="float" office:value="1" calcext:value-type="float">
            <text:p>1</text:p>
          </table:table-cell>
          <table:table-cell table:formula="of:=QUOTIENT(MOD([.B29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QUOTIENT([.B30];TAMANHO)" office:value-type="float" office:value="0" calcext:value-type="float">
            <text:p>0</text:p>
          </table:table-cell>
          <table:table-cell table:formula="of:=MOD(MOD([.B30];TAMANHO);BLOCO)" office:value-type="float" office:value="2" calcext:value-type="float">
            <text:p>2</text:p>
          </table:table-cell>
          <table:table-cell table:formula="of:=QUOTIENT(MOD([.B30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QUOTIENT([.B31];TAMANHO)" office:value-type="float" office:value="0" calcext:value-type="float">
            <text:p>0</text:p>
          </table:table-cell>
          <table:table-cell table:formula="of:=MOD(MOD([.B31];TAMANHO);BLOCO)" office:value-type="float" office:value="0" calcext:value-type="float">
            <text:p>0</text:p>
          </table:table-cell>
          <table:table-cell table:formula="of:=QUOTIENT(MOD([.B31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QUOTIENT([.B32];TAMANHO)" office:value-type="float" office:value="0" calcext:value-type="float">
            <text:p>0</text:p>
          </table:table-cell>
          <table:table-cell table:formula="of:=MOD(MOD([.B32];TAMANHO);BLOCO)" office:value-type="float" office:value="1" calcext:value-type="float">
            <text:p>1</text:p>
          </table:table-cell>
          <table:table-cell table:formula="of:=QUOTIENT(MOD([.B32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QUOTIENT([.B33];TAMANHO)" office:value-type="float" office:value="0" calcext:value-type="float">
            <text:p>0</text:p>
          </table:table-cell>
          <table:table-cell table:formula="of:=MOD(MOD([.B33];TAMANHO);BLOCO)" office:value-type="float" office:value="2" calcext:value-type="float">
            <text:p>2</text:p>
          </table:table-cell>
          <table:table-cell table:formula="of:=QUOTIENT(MOD([.B33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QUOTIENT([.B34];TAMANHO)" office:value-type="float" office:value="1" calcext:value-type="float">
            <text:p>1</text:p>
          </table:table-cell>
          <table:table-cell table:formula="of:=MOD(MOD([.B34];TAMANHO);BLOCO)" office:value-type="float" office:value="0" calcext:value-type="float">
            <text:p>0</text:p>
          </table:table-cell>
          <table:table-cell table:formula="of:=QUOTIENT(MOD([.B34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QUOTIENT([.B35];TAMANHO)" office:value-type="float" office:value="1" calcext:value-type="float">
            <text:p>1</text:p>
          </table:table-cell>
          <table:table-cell table:formula="of:=MOD(MOD([.B35];TAMANHO);BLOCO)" office:value-type="float" office:value="1" calcext:value-type="float">
            <text:p>1</text:p>
          </table:table-cell>
          <table:table-cell table:formula="of:=QUOTIENT(MOD([.B35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QUOTIENT([.B36];TAMANHO)" office:value-type="float" office:value="1" calcext:value-type="float">
            <text:p>1</text:p>
          </table:table-cell>
          <table:table-cell table:formula="of:=MOD(MOD([.B36];TAMANHO);BLOCO)" office:value-type="float" office:value="2" calcext:value-type="float">
            <text:p>2</text:p>
          </table:table-cell>
          <table:table-cell table:formula="of:=QUOTIENT(MOD([.B36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QUOTIENT([.B37];TAMANHO)" office:value-type="float" office:value="1" calcext:value-type="float">
            <text:p>1</text:p>
          </table:table-cell>
          <table:table-cell table:formula="of:=MOD(MOD([.B37];TAMANHO);BLOCO)" office:value-type="float" office:value="0" calcext:value-type="float">
            <text:p>0</text:p>
          </table:table-cell>
          <table:table-cell table:formula="of:=QUOTIENT(MOD([.B3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QUOTIENT([.B38];TAMANHO)" office:value-type="float" office:value="1" calcext:value-type="float">
            <text:p>1</text:p>
          </table:table-cell>
          <table:table-cell table:formula="of:=MOD(MOD([.B38];TAMANHO);BLOCO)" office:value-type="float" office:value="1" calcext:value-type="float">
            <text:p>1</text:p>
          </table:table-cell>
          <table:table-cell table:formula="of:=QUOTIENT(MOD([.B3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AMADA</text:p>
          </table:table-cell>
          <table:table-cell table:style-name="ce10" office:value-type="string" calcext:value-type="string" table:number-columns-spanned="3" table:number-rows-spanned="1">
            <text:p>QUOCIENTE(X; tamanh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LOCO</text:p>
          </table:table-cell>
          <table:table-cell table:style-name="ce10" office:value-type="string" calcext:value-type="string" table:number-columns-spanned="3" table:number-rows-spanned="1">
            <text:p>MOD(MOD(X; tamanho);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MANA</text:p>
          </table:table-cell>
          <table:table-cell table:style-name="ce10" office:value-type="string" calcext:value-type="string" table:number-columns-spanned="3" table:number-rows-spanned="1">
            <text:p>QUOCIENTE(MOD(x;tamanho); 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</table:table>
      <table:table table:name="Professor" table:style-name="ta1">
        <table:table-column table:style-name="co1" table:default-cell-style-name="ce3"/>
        <table:table-column table:style-name="co1" table:default-cell-style-name="ce9"/>
        <table:table-column table:style-name="co1" table:default-cell-style-name="ce6"/>
        <table:table-column table:style-name="co3" table:default-cell-style-name="ce9"/>
        <table:table-column table:style-name="co1" table:default-cell-style-name="ce3"/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rofessor</text:p>
          </table:table-cell>
          <table:table-cell table:style-name="ce13" office:value-type="string" calcext:value-type="string">
            <text:p>Competências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1,A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,E,F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,D</text:p>
          </table:table-cell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</table:table>
      <table:table table:name="Disciplinas" table:style-name="ta1">
        <table:table-column table:style-name="co1" table:default-cell-style-name="ce3"/>
        <table:table-column table:style-name="co1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1" table:default-cell-style-name="ce3"/>
        <table:table-row table:style-name="ro2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Carga Horária</text:p>
          </table:table-cell>
          <table:table-cell table:style-name="ce13" office:value-type="string" calcext:value-type="string">
            <text:p>Dependência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/>
          <table:table-cell table:style-name="ce9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Horário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/>
        </table:table-row>
        <table:table-row table:style-name="ro1">
          <table:table-cell table:style-name="Default"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Perfil" table:style-name="ta1">
        <table:table-column table:style-name="co1" table:default-cell-style-name="ce3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default-cell-style-name="ce9"/>
        <table:table-column table:style-name="co1" table:default-cell-style-name="ce3"/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O</text:p>
          </table:table-cell>
          <table:table-cell office:value-type="string" calcext:value-type="string">
            <text:p>A1,B,C,D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1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U</text:p>
          </table:table-cell>
          <table:table-cell office:value-type="string" calcext:value-type="string">
            <text:p>A2,E,F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E</text:p>
          </table:table-cell>
          <table:table-cell office:value-type="string" calcext:value-type="string">
            <text:p>A1,A2,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E_PARCIAL</text:p>
          </table:table-cell>
          <table:table-cell office:value-type="string" calcext:value-type="string">
            <text:p>A2,E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Grade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4" table:number-rows-spanned="1">
            <text:p>GRADE “NOVO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GRADE “PASSOU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5" office:value-type="time" office:time-value="PT19H00M00S" calcext:value-type="time">
            <text:p>19:00:00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A2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14" office:value-type="string" calcext:value-type="string" table:number-columns-spanned="4" table:number-rows-spanned="1">
            <text:p>Perfis</text:p>
          </table:table-cell>
          <table:covered-table-cell/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ce3"/>
          <table:table-cell table:style-name="ce9" office:value-type="string" calcext:value-type="string">
            <text:p>NOVO</text:p>
          </table:table-cell>
          <table:table-cell table:style-name="ce9" office:value-type="string" calcext:value-type="string">
            <text:p>A1,B,C,D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ce3"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A1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3"/>
          <table:table-cell table:style-name="ce9" office:value-type="string" calcext:value-type="string">
            <text:p>PASSOU</text:p>
          </table:table-cell>
          <table:table-cell table:style-name="ce9" office:value-type="string" calcext:value-type="string">
            <text:p>A2,E,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4"/>
          <table:table-cell table:style-name="ce3"/>
          <table:table-cell table:style-name="ce9" office:value-type="string" calcext:value-type="string">
            <text:p>GRADE</text:p>
          </table:table-cell>
          <table:table-cell table:style-name="ce9" office:value-type="string" calcext:value-type="string">
            <text:p>A1,A2,B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9" office:value-type="string" calcext:value-type="string">
            <text:p>GRADE_PARCIAL</text:p>
          </table:table-cell>
          <table:table-cell table:style-name="ce9" office:value-type="string" calcext:value-type="string">
            <text:p>A2,E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_PARCIAL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7" table:number-columns-repeated="2"/>
          <table:table-cell table:style-name="ce20"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8" table:number-columns-repeated="4"/>
          <table:table-cell table:style-name="ce2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style-name="ce6" office:value-type="string" calcext:value-type="string">
            <text:p>A2</text:p>
          </table:table-cell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/>
          <table:table-cell table:style-name="ce19"/>
          <table:table-cell table:style-name="ce21" table:number-columns-repeated="3"/>
          <table:table-cell table:style-name="ce2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20" table:number-columns-repeated="5"/>
        </table:table-row>
      </table:table>
      <table:table table:name="Modificador Tempo" table:style-name="ta1">
        <table:table-column table:style-name="co1" table:number-columns-repeated="6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Tempo</text:p>
          </table:table-cell>
          <table:table-cell table:style-name="ce23" office:value-type="string" calcext:value-type="string">
            <text:p>Perfis</text:p>
          </table:table-cell>
          <table:table-cell table:style-name="ce23" office:value-type="string" calcext:value-type="string">
            <text:p>Disciplinas</text:p>
          </table:table-cell>
          <table:table-cell table:style-name="ce23" office:value-type="string" calcext:value-type="string">
            <text:p>FATOR</text:p>
          </table:table-cell>
          <table:table-cell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4" table:formula="of:=[.B3]/[.C3]/[.D3]" office:value-type="float" office:value="2.28571428571429" calcext:value-type="float">
            <text:p>2,285714</text:p>
          </table:table-cell>
          <table:table-cell/>
        </table:table-row>
        <table:table-row table:style-name="ro1">
          <table:table-cell table:number-columns-repeated="6"/>
        </table:table-row>
      </table:table>
      <table:named-expressions>
        <table:named-range table:name="BLOCO" table:base-cell-address="$Professor.$L$1" table:cell-range-address="$Representação.$H$13"/>
        <table:named-range table:name="SEMANA" table:base-cell-address="$Professor.$L$1" table:cell-range-address="$Representação.$H$12"/>
        <table:named-range table:name="TAMANHO" table:base-cell-address="$Representação.$L$4" table:cell-range-address="$Representação.$H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6" number:min-integer-digits="1"/>
    </number:number-style>
    <number:number-style style:name="N107">
      <style:text-properties fo:color="#ff0000"/>
      <number:text>-</number:text>
      <number:number number:decimal-places="6" number:min-integer-digits="1"/>
      <style:map style:condition="value()&gt;=0" style:apply-style-name="N107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21:53.859243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4-11-18T16:22:31.215415078</dc:date>
    <meta:editing-duration>PT43M48S</meta:editing-duration>
    <meta:editing-cycles>4</meta:editing-cycles>
    <meta:generator>LibreOffice/4.2.7.2$Linux_x86 LibreOffice_project/420$Build-2</meta:generator>
    <meta:document-statistic meta:table-count="7" meta:cell-count="383" meta:object-count="0"/>
  </office:meta>
</office:document-meta>
</file>